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think High School has changed me. Not only has it changed me, but it has given me knew fears, more morally questionable things to do and all in all changed how I viewed the world. </text:p>
      <text:p text:style-name="Standard"/>
      <text:p text:style-name="Standard"><text:tab/>In my Middle School, we barely ever had any fights, almost no one actually was dating another person in the grade and life was good. However, when I got to High School everything changed. The pressure increased, everyone's pressure to get good grades got higher. Not only that, but there number of couples I see in the hallways has increased dramatically. </text:p>
      <text:p text:style-name="Standard"><text:tab/></text:p>
      <text:p text:style-name="Standard"><text:tab/>Just the other day, I saw two large boys kicking a tiny girl for whatever reason. She was yelling “I just want to get up!”. The boys laughed cruelly and continued to kick her. I didn't know what to do. Do I stand up to them and get myself hurt? Do I get a teacher? What? Instead of helping, I just walked away and I regret that. I had always told myself that I would stand up for what is right and not let people be beat up like that. But then again, what is a tiny girl like me going to do against those people?</text:p>
      <text:p text:style-name="Standard"/>
      <text:p text:style-name="Standard"><text:tab/>Now, that isn't all that has changed. My pressure to get a good grade has gone up dramatically. A few weeks ago, I saw that one of my Spanish assignments was missing. I turned to the page in my notebook that it said was missing and it was about 90% done. All that was missing was one little detail in my notebook. This, I thought, is probably why he has it marked as missing. I didn't write in the type of question. So, quickly, before the start of class I wrote in the type of question. What is worse, is that he only wanted to grade that, so in fact, that assignment was late, and I did deserve a lower grade, but not an F, right? </text:p>
      <text:p text:style-name="Standard"/>
      <text:p text:style-name="Standard"><text:tab/>It is these things that haunt my brain as I am sitting on this plane. Because, even though High School hasn't changed my personality, it has tested the kind of person I am. Some part of me wants to say that almost everyone in my High School has done worse things than I and then just sweep it all under the rug. But I can't live with that, I can't just say that I am just “playing the game” and not care anymore. No, I need to come clean. But how? How do you tell someone that you are a coward and a cheat? Do you just come clean? Ask for help?</text:p>
      <text:p text:style-name="Standard"/>
      <text:p text:style-name="Standard"><text:tab/>I can suddenly understand those people who beg for As and cheat on tests. I am not one of them yet, but I am getting close. I can understand those people who simply shield their eyes when they see something awful. Am I one of them?</text:p>
      <text:p text:style-name="Standard"/>
      <text:p text:style-name="Standard"><text:tab/>So that is why I have decided to change my ways. I will be honest and stand up for what is right. If I get a lower grade than I wanted and I deserve that grade I will raise my chin and see what I can do to fix it, but I will not che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20:43:22</meta:creation-date>
    <meta:document-statistic meta:table-count="0" meta:image-count="0" meta:object-count="0" meta:page-count="1" meta:paragraph-count="8" meta:word-count="542" meta:character-count="2702"/>
    <dc:date>2015-10-23T21:07:43</dc:date>
    <meta:editing-duration>PT3M1S</meta:editing-duration>
    <meta:editing-cycles>1</meta:editing-cycles>
    <meta:generator>OpenOffice.org/3.4.1$Unix OpenOffice.org_project/341m1$Build-9593</meta:generator>
  </office:meta>
</office:document-meta>
</file>